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021b30" officeooo:paragraph-rsid="00021b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</text:p>
      <text:p text:style-name="P1">Simulazione processo stocastico </text:p>
      <text:p text:style-name="P1"/>
      <text:p text:style-name="P1">Prima parte: calcolare integrale monodimensionale con metodo Montecarlo (usare metodo della media -da utilizzare come riferimento e poi utilizzarlo per stimare il valor medio della funzione).</text:p>
      <text:p text:style-name="P1">Dopo di che <text:span text:style-name="T1">importance sampling (</text:span><text:span text:style-name="T2">distribuzione non uniforme – il piu’ simile possibile). Mostrare che a parità’ di step Montecarlo l,incertezza e’ inferiore. (Grafico con incertezza progressiva all’aumentare dei blocchi).</text:span></text:p>
      <text:p text:style-name="P1"><text:span text:style-name="T2">Un solo grafico: entrambi gli integrali calcolati con densità’ scelte</text:span></text:p>
      <text:p text:style-name="P1"><text:span text:style-name="T2">SE densità’ semplice si può’ fare inversione della cumulativa) NB: verificare che sia normalizzata e positiva la densità di probabilità.</text:span></text:p>
      <text:p text:style-name="P1"><text:span text:style-name="T2">Se non banale da invertire utilizzare tecnica di rigetto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econda parte: simulare un RW su un reticolo cubico e su continuo (ad ogni step del processo stocastico faccio passo con 6 possibilità,).</text:span></text:p>
      <text:p text:style-name="P1"><text:span text:style-name="T2">Nel continuo a ogni step devo decidere quale direzione prendere e fare uno step di lunghezza 1 in quella direzione.</text:span></text:p>
      <text:p text:style-name="P1"><text:span text:style-name="T2">Lattice constantt 1 nel primo caso e passo di lunghezza 1 nel secondo caso.</text:span></text:p>
      <text:p text:style-name="P1"><text:span text:style-name="T2"/></text:p>
      <text:p text:style-name="P1"><text:span text:style-name="T2">Obiettivo figura in cui si mostra radice di valor medio di modulo quadro di distanza percorsa</text:span></text:p>
      <text:p text:style-name="P1"><text:span text:style-name="T2"/></text:p>
      <text:p text:style-name="P1"><text:span text:style-name="T2">Devo mediare su tante realizzazioni di RW (minimo 10 000 RW) ciascuno 100 passi (quindi questa grandezza la devo </text:span></text:p>
      <text:p text:style-name="P1"><text:span text:style-name="T2">ascissa: passi </text:span></text:p>
      <text:p text:style-name="P1"><text:span text:style-name="T2">ordinate: stima della quantità’</text:span></text:p>
      <text:p text:style-name="P1"><text:span text:style-name="T2"/></text:p>
      <text:p text:style-name="P1"><text:span text:style-name="T2">Idea dividere le 10 000 realizzazioni in blocchi (es. 100 blocchi di ciascuno 100 RW) e per ciascuno di questi blocchi valuto la quantità’ richiesta.</text:span></text:p>
      <text:p text:style-name="P1"><text:span text:style-name="T2">Alla fine ho la qunatita’ valutata su questi 100 blocchi, con questa stima posso fare la statistica calcolando valor medio e deviazione standard della media su tutti i blocch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3-17T14:35:36.139166274</meta:creation-date>
    <dc:date>2022-03-17T14:48:42.742050872</dc:date>
    <meta:editing-duration>PT2M6S</meta:editing-duration>
    <meta:editing-cycles>1</meta:editing-cycles>
    <meta:document-statistic meta:table-count="0" meta:image-count="0" meta:object-count="0" meta:page-count="1" meta:paragraph-count="16" meta:word-count="250" meta:character-count="1615" meta:non-whitespace-character-count="1377"/>
    <meta:generator>LibreOffice/6.4.7.2$Linux_X86_64 LibreOffice_project/40$Build-2</meta:generator>
  </office:meta>
</office:document-meta>
</file>